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6fa" officeooo:paragraph-rsid="000f8a9a"/>
    </style:style>
    <style:style style:name="P2" style:family="paragraph" style:parent-style-name="Standard">
      <style:text-properties officeooo:rsid="000f8a9a" officeooo:paragraph-rsid="000f8a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c command</text:p>
      <text:p text:style-name="P1"/>
      <text:p text:style-name="P1">nc command is used for open TCP connections and sending UDP packets and listening to arbitary TCP and UDP ports.</text:p>
      <text:p text:style-name="P1">-l is used for listening for incoming connection rather than initiating the connection.</text:p>
      <text:p text:style-name="P1"/>
      <text:p text:style-name="P2">There are some options which include</text:p>
      <text:p text:style-name="P2"/>
      <text:p text:style-name="P2">-4 : uses IPV4 addresses only.</text:p>
      <text:p text:style-name="P2">-6 : uses IPV6 addresses only.</text:p>
      <text:p text:style-name="P2">-b : Allow broadcast.</text:p>
      <text:p text:style-name="P2">-D : enable debugging on the socket.</text:p>
      <text:p text:style-name="P2">-l <text:s/>: listen for an incoming connection.</text:p>
      <text:p text:style-name="P2"/>
      <text:p text:style-name="P2"/>
      <text:p text:style-name="P2"/>
      <text:p text:style-name="P2">Using nc we can build client/server model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2:01:32.401435909</meta:creation-date>
    <dc:date>2022-03-23T12:12:05.777035331</dc:date>
    <meta:editing-duration>PT3S</meta:editing-duration>
    <meta:editing-cycles>1</meta:editing-cycles>
    <meta:document-statistic meta:table-count="0" meta:image-count="0" meta:object-count="0" meta:page-count="1" meta:paragraph-count="10" meta:word-count="78" meta:character-count="444" meta:non-whitespace-character-count="375"/>
    <meta:generator>LibreOffice/6.4.7.2$Linux_X86_64 LibreOffice_project/40$Build-2</meta:generator>
  </office:meta>
</office:document-meta>
</file>